
<file path=META-INF/manifest.xml><?xml version="1.0" encoding="utf-8"?>
<manifest:manifes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automatic-styles/>
  <office:body>
    <office:text>
      <text:p>Java GUI Scaling Issue Analysis</text:p>
      <text:p/>
      <text:p>Context</text:p>
      <text:p>A user inquired about a Java application that was not scaling correctly on Windows 11. The main concern was about the GUI window size not adapting properly on high DPI screens. The user provided a code snippet from their application for review.</text:p>
      <text:p/>
      <text:p>Code Snippet</text:p>
      <text:p>Code Snippet
```java
package com.github.neuralabc.spft.ui;

import com.github.neuralabc.spft.task.config.SessionConfig;

import javax.swing.*;
import java.awt.*;

/**
 * The window seen by participants
 */
public class ExperimentFrame extends JFrame {
    private final Binding binding;
    private final TextPanel textPanel;
    private final BarsPanel barsPanel;

    public ExperimentFrame() throws HeadlessException {
        binding = new Binding();
        setResizable(false);
        setExtendedState(JFrame.MAXIMIZED_BOTH);
        setUndecorated(true);
        Dimension screenSize = Toolkit.getDefaultToolkit().getScreenSize();
        textPanel = new TextPanel(screenSize.height / 4);
        add(textPanel, BorderLayout.NORTH);
        barsPanel = new BarsPanel();
        add(barsPanel, BorderLayout.CENTER);

        pack();
    }

    public Binding getBinding() {
        return binding;
    }

    public class Binding {

        public void showText(String text) {
            textPanel.setText(text);
        }

        public void setLeftReferenceValue(double normalizedValue) {
            barsPanel.setLeftReferenceValue(normalizedValue);
        }

        public void setRightReferenceValue(double normalizedValue) {
            barsPanel.setRightReferenceValue(normalizedValue);
        }

        public void setLeftForceValue(double normalizedValue) {
            barsPanel.setLeftForceValue(normalizedValue);
        }

        public void setRightForceValue(double normalizedValue) {
            barsPanel.setRightForceValue(normalizedValue);
        }

        public void setColours(SessionConfig.ColoursConfig colours) {
            barsPanel.setColours(colours);
        }

        public void showLeftBars(boolean show) {
            barsPanel.showLeftBars(show);
        }

        public void showRightBars(boolean show) {
            barsPanel.showRightBars(show);
        }

        public void setForceRange(SessionConfig.ForceRange forceRange) {
            barsPanel.setForceRange(forceRange);
        }
    }
}
```</text:p>
      <text:p/>
      <text:p>Analysis and Suggestions</text:p>
      <text:p>1. Non-resizable Frame: The method setResizable(false); makes the window non-resizable, which could be a reason why it does not scale as expected on different screen sizes or resolutions.</text:p>
      <text:p>2. Maximized State and Undecorated: The window is set to a maximized state and is undecorated. However, this does not necessarily ensure proper scaling of the content inside the frame.</text:p>
      <text:p>3. Fixed Size Components: The TextPanel size is based on a fixed proportion of the screen height, which might not scale well on different resolutions.</text:p>
      <text:p>4. Layout Manager: The BorderLayout is used, but the way components are sized and added might not respond well to all screen sizes or resolutions.</text:p>
      <text:p>5. DPI Awareness: To make the application DPI-aware, consider enabling high DPI scaling in the JVM, using dynamic component sizing, scaling fonts, and testing on multiple displays with different resolutions and DPI settings.</text:p>
      <text:p>6. System Properties for DPI Awareness: Some Java versions allow setting system properties to adjust the scaling factor, which can be used to manually adapt the UI scale.</text:p>
      <text:p/>
      <text:p>Resolution</text:p>
      <text:p>To address the issue, the user was advised to make adjustments in the Java code to accommodate different DPI settings and screen resolutions. This includes using dynamic sizing for components, responsive layout managers, and testing the application on various devices to ensure consistent functionality and appearance.</text:p>
    </office:text>
  </office:body>
</office:document-content>
</file>

<file path=styles.xml><?xml version="1.0" encoding="utf-8"?>
<office:document-styles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meta>
    <meta:generator>ODFPY/1.4.1</meta:generator>
  </office:meta>
</office:document-meta>
</file>